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1.59pt"/>
    </style:style>
    <style:style style:name="co3" style:family="table-column">
      <style:table-column-properties fo:break-before="auto" style:column-width="195.19pt"/>
    </style:style>
    <style:style style:name="co4" style:family="table-column">
      <style:table-column-properties fo:break-before="auto" style:column-width="143.69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118.29pt"/>
    </style:style>
    <style:style style:name="co7" style:family="table-column">
      <style:table-column-properties fo:break-before="auto" style:column-width="140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background-color="#8ccfa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26454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26454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26454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26454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2645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26454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Login Test Cases</text:p>
          </table:table-cell>
          <table:table-cell table:style-name="ce5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5" table:number-columns-repeated="27"/>
          <table:table-cell table:number-columns-repeated="996"/>
        </table:table-row>
        <table:table-row table:style-name="ro1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e-conditions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Output</text:p>
          </table:table-cell>
          <table:table-cell table:style-name="ce3" office:value-type="string" calcext:value-type="string">
            <text:p>Actual Results</text:p>
          </table:table-cell>
          <table:table-cell table:style-name="ce3" office:value-type="string" calcext:value-type="string">
            <text:p>Test Priority (Low/Medium/High)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xecuted by</text:p>
          </table:table-cell>
          <table:table-cell table:style-name="ce3" office:value-type="string" calcext:value-type="string">
            <text:p>Execution dat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5"/>
          <table:table-cell table:number-columns-repeated="996"/>
        </table:table-row>
        <table:table-row-group>
          <table:table-row table:style-name="ro1">
            <table:table-cell table:style-name="ce2" office:value-type="string" calcext:value-type="string">
              <text:p>TC01</text:p>
            </table:table-cell>
            <table:table-cell table:style-name="ce5" office:value-type="string" calcext:value-type="string">
              <text:p>Customer Login attempt with valid data</text:p>
            </table:table-cell>
            <table:table-cell table:style-name="ce5" office:value-type="string" calcext:value-type="string">
              <text:p>Check response when valid Email Address and valid Password is entered</text:p>
            </table:table-cell>
            <table:table-cell table:style-name="ce5" office:value-type="string" calcext:value-type="string">
              <text:p>Supported web browser with login page opened.</text:p>
              <text:p>Active customer account.</text:p>
              <text:p>Email Address associated with customer account</text:p>
            </table:table-cell>
            <table:table-cell table:style-name="ce8" office:value-type="string" calcext:value-type="string">
              <text:p><text:a xlink:href="https://www.phptravels.org/clientarea.php" xlink:type="simple">1. Go to site https://www.phptravels.org/clientarea.php
2. Enter Email Address
3. Enter Password
4. Complete reCAPTCHA
5. Click "Login" button</text:a></text:p>
            </table:table-cell>
            <table:table-cell table:style-name="ce5" office:value-type="string" calcext:value-type="string">
              <text:p>Email: </text:p>
              <text:p>pamapo7676@wawue.com</text:p>
              <text:p>Password: cmhEl}jrt3-R</text:p>
            </table:table-cell>
            <table:table-cell table:style-name="ce5" office:value-type="string" calcext:value-type="string">
              <text:p>Login should be successful after a few seconds</text:p>
            </table:table-cell>
            <table:table-cell table:style-name="ce5" office:value-type="string" calcext:value-type="string">
              <text:p>should be filled after test execution</text:p>
            </table:table-cell>
            <table:table-cell table:style-name="ce5" office:value-type="string" calcext:value-type="string">
              <text:p>High</text:p>
            </table:table-cell>
            <table:table-cell table:number-columns-repeated="3" table:style-name="ce5" office:value-type="string" calcext:value-type="string">
              <text:p>should be filled after test execution</text:p>
            </table:table-cell>
            <table:table-cell table:style-name="ce5" table:number-columns-repeated="16"/>
            <table:table-cell table:number-columns-repeated="996"/>
          </table:table-row>
        </table:table-row-group>
        <table:table-row table:style-name="ro1">
          <table:table-cell table:style-name="ce2" office:value-type="string" calcext:value-type="string">
            <text:p>TC02</text:p>
          </table:table-cell>
          <table:table-cell table:style-name="ce6" office:value-type="string" calcext:value-type="string">
            <text:p>Customer Login attempt with invalid data - invalid Email Address</text:p>
          </table:table-cell>
          <table:table-cell table:style-name="ce5" office:value-type="string" calcext:value-type="string">
            <text:p>Check response when invalid Email Address and valid Password is entered</text:p>
          </table:table-cell>
          <table:table-cell table:style-name="ce5" office:value-type="string" calcext:value-type="string">
            <text:p>Supported web browser with login page opened.</text:p>
            <text:p>Active customer account.</text:p>
            <text:p>Email Address associated with customer account</text:p>
          </table:table-cell>
          <table:table-cell table:style-name="ce5" office:value-type="string" calcext:value-type="string">
            <text:p>1. Go to site https://www.phptravels.org/clientarea.php</text:p>
            <text:p>2. Enter Email Address</text:p>
            <text:p>3. Enter Password</text:p>
            <text:p>4. Complete reCAPTCHA</text:p>
            <text:p>5. Click "Login" button</text:p>
          </table:table-cell>
          <table:table-cell table:style-name="ce5" office:value-type="string" calcext:value-type="string">
            <text:p>Email: </text:p>
            <text:p>pamapo@wawue.com</text:p>
            <text:p>Password: cmhEl}jrt3-R</text:p>
          </table:table-cell>
          <table:table-cell table:style-name="ce5" office:value-type="string" calcext:value-type="string">
            <text:p>Login should not be successful.</text:p>
            <text:p>Message that should be displayed on the screen :</text:p>
            <text:p>"Login Details Incorrect. Please try again."</text:p>
          </table:table-cell>
          <table:table-cell table:style-name="ce5" office:value-type="string" calcext:value-type="string">
            <text:p>should be filled after test execution</text:p>
          </table:table-cell>
          <table:table-cell table:style-name="ce5" office:value-type="string" calcext:value-type="string">
            <text:p>Medium</text:p>
          </table:table-cell>
          <table:table-cell table:number-columns-repeated="3" table:style-name="ce5" office:value-type="string" calcext:value-type="string">
            <text:p>should be filled after test execution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TC03</text:p>
          </table:table-cell>
          <table:table-cell table:style-name="ce6" office:value-type="string" calcext:value-type="string">
            <text:p>Customer Login attempt with invalid data - invalid Password</text:p>
          </table:table-cell>
          <table:table-cell table:style-name="ce5" office:value-type="string" calcext:value-type="string">
            <text:p>Check response when valid Email Address and invalid Password is entered</text:p>
          </table:table-cell>
          <table:table-cell table:style-name="ce5" office:value-type="string" calcext:value-type="string">
            <text:p>Supported web browser with login page opened.</text:p>
            <text:p>Active customer account.</text:p>
            <text:p>Email Address associated with customer account</text:p>
          </table:table-cell>
          <table:table-cell table:style-name="ce5" office:value-type="string" calcext:value-type="string">
            <text:p>1. Go to site https://www.phptravels.org/clientarea.php</text:p>
            <text:p>2. Enter Email Address</text:p>
            <text:p>3. Enter Password</text:p>
            <text:p>4. Complete reCAPTCHA</text:p>
            <text:p>5. Click "Login" button</text:p>
          </table:table-cell>
          <table:table-cell table:style-name="ce5" office:value-type="string" calcext:value-type="string">
            <text:p>Email: </text:p>
            <text:p>pamapo7676@wawue.com</text:p>
            <text:p>Password: mhEl}jrt3-R</text:p>
          </table:table-cell>
          <table:table-cell table:style-name="ce5" office:value-type="string" calcext:value-type="string">
            <text:p>Login should not be successful.</text:p>
            <text:p>Message that should be displayed on the screen :</text:p>
            <text:p>"Login Details Incorrect. Please try again."</text:p>
          </table:table-cell>
          <table:table-cell table:style-name="ce5" office:value-type="string" calcext:value-type="string">
            <text:p>should be filled after test execution</text:p>
          </table:table-cell>
          <table:table-cell table:style-name="ce5" office:value-type="string" calcext:value-type="string">
            <text:p>Medium</text:p>
          </table:table-cell>
          <table:table-cell table:number-columns-repeated="3" table:style-name="ce5" office:value-type="string" calcext:value-type="string">
            <text:p>should be filled after test execution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TC04</text:p>
          </table:table-cell>
          <table:table-cell table:style-name="ce6" office:value-type="string" calcext:value-type="string">
            <text:p>Customer Login attempt with invalid data</text:p>
          </table:table-cell>
          <table:table-cell table:style-name="ce5" office:value-type="string" calcext:value-type="string">
            <text:p>Check response when invalid Email Address and invalid Password is entered</text:p>
          </table:table-cell>
          <table:table-cell table:style-name="ce5" office:value-type="string" calcext:value-type="string">
            <text:p>Supported web browser with login page opened.</text:p>
            <text:p>Active customer account.</text:p>
            <text:p>Email Address associated with customer account</text:p>
          </table:table-cell>
          <table:table-cell table:style-name="ce5" office:value-type="string" calcext:value-type="string">
            <text:p>1. Go to site https://www.phptravels.org/clientarea.php</text:p>
            <text:p>2. Enter Email Address</text:p>
            <text:p>3. Enter Password</text:p>
            <text:p>4. Complete reCAPTCHA</text:p>
            <text:p>5. Click "Login" button</text:p>
          </table:table-cell>
          <table:table-cell table:style-name="ce5" office:value-type="string" calcext:value-type="string">
            <text:p>Email: </text:p>
            <text:p>pamapo@wawue.com</text:p>
            <text:p>Password: mhEl}jrt3-R</text:p>
          </table:table-cell>
          <table:table-cell table:style-name="ce5" office:value-type="string" calcext:value-type="string">
            <text:p>Login should not be successful.</text:p>
            <text:p>Message that should be displayed on the screen :</text:p>
            <text:p>"Login Details Incorrect. Please try again."</text:p>
          </table:table-cell>
          <table:table-cell table:style-name="ce5" office:value-type="string" calcext:value-type="string">
            <text:p>should be filled after test execution</text:p>
          </table:table-cell>
          <table:table-cell table:style-name="ce5" office:value-type="string" calcext:value-type="string">
            <text:p>Medium</text:p>
          </table:table-cell>
          <table:table-cell table:number-columns-repeated="3" table:style-name="ce5" office:value-type="string" calcext:value-type="string">
            <text:p>should be filled after test execution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TC05</text:p>
          </table:table-cell>
          <table:table-cell table:style-name="ce5" office:value-type="string" calcext:value-type="string">
            <text:p>Customer Login without filling reCAPTCHA </text:p>
          </table:table-cell>
          <table:table-cell table:style-name="ce5" office:value-type="string" calcext:value-type="string">
            <text:p>Check response when valid Email Address and valid Password is entered without filling reCAPTCHA </text:p>
          </table:table-cell>
          <table:table-cell table:style-name="ce5" office:value-type="string" calcext:value-type="string">
            <text:p>Supported web browser with login page opened.</text:p>
            <text:p>Active customer account.</text:p>
            <text:p>Email Address associated with customer account</text:p>
          </table:table-cell>
          <table:table-cell table:style-name="ce5" office:value-type="string" calcext:value-type="string">
            <text:p>1. Go to site https://www.phptravels.org/clientarea.php</text:p>
            <text:p>2. Enter Email Address</text:p>
            <text:p>3. Enter Password</text:p>
            <text:p>4. Click "Login" button</text:p>
          </table:table-cell>
          <table:table-cell table:style-name="ce5" office:value-type="string" calcext:value-type="string">
            <text:p>Email: </text:p>
            <text:p>pamapo7676@wawue.com</text:p>
            <text:p>Password: cmhEl}jrt3-R</text:p>
          </table:table-cell>
          <table:table-cell table:style-name="ce5" office:value-type="string" calcext:value-type="string">
            <text:p>Login should not be successful.</text:p>
            <text:p>Message that should be displayed on the screen :</text:p>
            <text:p>"Please complete the captcha and try again."</text:p>
          </table:table-cell>
          <table:table-cell table:style-name="ce5" office:value-type="string" calcext:value-type="string">
            <text:p>should be filled after test execution</text:p>
          </table:table-cell>
          <table:table-cell table:style-name="ce5" office:value-type="string" calcext:value-type="string">
            <text:p>Medium</text:p>
          </table:table-cell>
          <table:table-cell table:number-columns-repeated="3" table:style-name="ce5" office:value-type="string" calcext:value-type="string">
            <text:p>should be filled after test execution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TC06</text:p>
          </table:table-cell>
          <table:table-cell table:style-name="ce6" office:value-type="string" calcext:value-type="string">
            <text:p>Customer Login attempt with invalid Email Format</text:p>
          </table:table-cell>
          <table:table-cell table:style-name="ce5" office:value-type="string" calcext:value-type="string">
            <text:p>Check response when invalid Email Address Format and valid Password is entered</text:p>
          </table:table-cell>
          <table:table-cell table:style-name="ce5" office:value-type="string" calcext:value-type="string">
            <text:p>Supported web browser with login page opened.</text:p>
            <text:p>Active customer account.</text:p>
            <text:p>Email Address associated with customer account</text:p>
          </table:table-cell>
          <table:table-cell table:style-name="ce5" office:value-type="string" calcext:value-type="string">
            <text:p>1. Go to site https://www.phptravels.org/clientarea.php</text:p>
            <text:p>2. Enter Email Address</text:p>
            <text:p>3. Enter Password</text:p>
            <text:p>4. Complete reCAPTCHA</text:p>
            <text:p>5. Click "Login" button</text:p>
          </table:table-cell>
          <table:table-cell table:style-name="ce8" office:value-type="string" calcext:value-type="string">
            <text:p><text:a xlink:href="http://pamapo7676wawue.com/" xlink:type="simple">Email: 
pamapo7676wawue.com
Password: cmhEl}jrt3-R</text:a></text:p>
          </table:table-cell>
          <table:table-cell table:style-name="ce8" office:value-type="string" calcext:value-type="string">
            <text:p><text:a xlink:href="http://pamapo7676wawue.com/" xlink:type="simple">Login should not be successful.
Message that should be displayed on the screen :
"Please include an '@' in the email address. 'pamapo7676wawue.com' is missing an '@'."</text:a></text:p>
          </table:table-cell>
          <table:table-cell table:style-name="ce5" office:value-type="string" calcext:value-type="string">
            <text:p>should be filled after test execution</text:p>
          </table:table-cell>
          <table:table-cell table:style-name="ce5" office:value-type="string" calcext:value-type="string">
            <text:p>Medium</text:p>
          </table:table-cell>
          <table:table-cell table:number-columns-repeated="3" table:style-name="ce5" office:value-type="string" calcext:value-type="string">
            <text:p>should be filled after test execution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TC07</text:p>
          </table:table-cell>
          <table:table-cell table:style-name="ce6" office:value-type="string" calcext:value-type="string">
            <text:p>Customer Login attempt with Email Address Empty</text:p>
          </table:table-cell>
          <table:table-cell table:style-name="ce5" office:value-type="string" calcext:value-type="string">
            <text:p>Check response when only valid Password is entered</text:p>
          </table:table-cell>
          <table:table-cell table:style-name="ce5" office:value-type="string" calcext:value-type="string">
            <text:p>Supported web browser with login page opened.</text:p>
            <text:p>Active customer account.</text:p>
            <text:p>Email Address associated with customer account</text:p>
          </table:table-cell>
          <table:table-cell table:style-name="ce5" office:value-type="string" calcext:value-type="string">
            <text:p>1. Go to site https://www.phptravels.org/clientarea.php</text:p>
            <text:p>2. Enter Password</text:p>
            <text:p>3. Complete reCAPTCHA</text:p>
            <text:p>4. Click "Login" button</text:p>
          </table:table-cell>
          <table:table-cell table:style-name="ce5" office:value-type="string" calcext:value-type="string">
            <text:p>Password: cmhEl}jrt3-R</text:p>
          </table:table-cell>
          <table:table-cell table:style-name="ce5" office:value-type="string" calcext:value-type="string">
            <text:p>Login should not be successful.</text:p>
            <text:p>Message that should be displayed on the screen :</text:p>
            <text:p>"Login Details Incorrect. Please try again."'</text:p>
          </table:table-cell>
          <table:table-cell table:style-name="ce5" office:value-type="string" calcext:value-type="string">
            <text:p>should be filled after test execution</text:p>
          </table:table-cell>
          <table:table-cell table:style-name="ce5" office:value-type="string" calcext:value-type="string">
            <text:p>Medium</text:p>
          </table:table-cell>
          <table:table-cell table:number-columns-repeated="3" table:style-name="ce5" office:value-type="string" calcext:value-type="string">
            <text:p>should be filled after test execution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TC08</text:p>
          </table:table-cell>
          <table:table-cell table:style-name="ce6" office:value-type="string" calcext:value-type="string">
            <text:p>Customer Login attempt with Password Empty</text:p>
          </table:table-cell>
          <table:table-cell table:style-name="ce5" office:value-type="string" calcext:value-type="string">
            <text:p>Check response when only valid Email Address is entered</text:p>
          </table:table-cell>
          <table:table-cell table:style-name="ce5" office:value-type="string" calcext:value-type="string">
            <text:p>Supported web browser with login page opened.</text:p>
            <text:p>Active customer account.</text:p>
            <text:p>Email Address associated with customer account</text:p>
          </table:table-cell>
          <table:table-cell table:style-name="ce5" office:value-type="string" calcext:value-type="string">
            <text:p>1. Go to site https://www.phptravels.org/clientarea.php</text:p>
            <text:p>2. Enter Email Address</text:p>
            <text:p>3.Complete reCAPTCHA</text:p>
            <text:p>4. Click "Login" button</text:p>
          </table:table-cell>
          <table:table-cell table:style-name="ce5" office:value-type="string" calcext:value-type="string">
            <text:p>Email: </text:p>
            <text:p>pamapo7676@wawue.com</text:p>
            <text:p/>
          </table:table-cell>
          <table:table-cell table:style-name="ce5" office:value-type="string" calcext:value-type="string">
            <text:p>Login should not be successful.</text:p>
            <text:p>Message that should be displayed on the screen :</text:p>
            <text:p>"Login Details Incorrect. Please try again."'</text:p>
          </table:table-cell>
          <table:table-cell table:style-name="ce5" office:value-type="string" calcext:value-type="string">
            <text:p>should be filled after test execution</text:p>
          </table:table-cell>
          <table:table-cell table:style-name="ce5" office:value-type="string" calcext:value-type="string">
            <text:p>Medium</text:p>
          </table:table-cell>
          <table:table-cell table:number-columns-repeated="3" table:style-name="ce5" office:value-type="string" calcext:value-type="string">
            <text:p>should be filled after test execution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TC09</text:p>
          </table:table-cell>
          <table:table-cell table:style-name="ce6" office:value-type="string" calcext:value-type="string">
            <text:p>Customer Login attempt with Email Address and <text:s/>Password Empty</text:p>
          </table:table-cell>
          <table:table-cell table:style-name="ce5" office:value-type="string" calcext:value-type="string">
            <text:p>Check response when neither Email Address nor Password is entered</text:p>
          </table:table-cell>
          <table:table-cell table:style-name="ce5" office:value-type="string" calcext:value-type="string">
            <text:p>Supported web browser with login page opened</text:p>
            <text:p/>
          </table:table-cell>
          <table:table-cell table:style-name="ce5" office:value-type="string" calcext:value-type="string">
            <text:p>1. Go to site https://www.phptravels.org/clientarea.php</text:p>
            <text:p>2. Complete reCAPTCHA</text:p>
            <text:p>3. Click "Login" button</text:p>
          </table:table-cell>
          <table:table-cell table:style-name="ce5"/>
          <table:table-cell table:style-name="ce5" office:value-type="string" calcext:value-type="string">
            <text:p>Login should not be successful.</text:p>
            <text:p>Message that should be displayed on the screen :</text:p>
            <text:p>"Login Details Incorrect. Please try again."'</text:p>
          </table:table-cell>
          <table:table-cell table:style-name="ce5" office:value-type="string" calcext:value-type="string">
            <text:p>should be filled after test execution</text:p>
          </table:table-cell>
          <table:table-cell table:style-name="ce5" office:value-type="string" calcext:value-type="string">
            <text:p>Medium</text:p>
          </table:table-cell>
          <table:table-cell table:number-columns-repeated="3" table:style-name="ce5" office:value-type="string" calcext:value-type="string">
            <text:p>should be filled after test execution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TC10</text:p>
          </table:table-cell>
          <table:table-cell table:style-name="ce6" office:value-type="string" calcext:value-type="string">
            <text:p>Customer Login attempt with all Fields Empty </text:p>
          </table:table-cell>
          <table:table-cell table:style-name="ce5" office:value-type="string" calcext:value-type="string">
            <text:p>Check response when non fields are provided</text:p>
          </table:table-cell>
          <table:table-cell table:style-name="ce5" office:value-type="string" calcext:value-type="string">
            <text:p>Supported web browser with login page opened</text:p>
            <text:p/>
          </table:table-cell>
          <table:table-cell table:style-name="ce5" office:value-type="string" calcext:value-type="string">
            <text:p>1. Go to site https://www.phptravels.org/clientarea.php</text:p>
            <text:p>2. Click "Login" button</text:p>
          </table:table-cell>
          <table:table-cell table:style-name="ce5"/>
          <table:table-cell table:style-name="ce5" office:value-type="string" calcext:value-type="string">
            <text:p>Login should not be successful.</text:p>
            <text:p>Message that should be displayed on the screen :</text:p>
            <text:p>"Login Details Incorrect. Please try again."'</text:p>
          </table:table-cell>
          <table:table-cell table:style-name="ce5" office:value-type="string" calcext:value-type="string">
            <text:p>should be filled after test execution</text:p>
          </table:table-cell>
          <table:table-cell table:style-name="ce5" office:value-type="string" calcext:value-type="string">
            <text:p>Medium</text:p>
          </table:table-cell>
          <table:table-cell table:number-columns-repeated="3" table:style-name="ce5" office:value-type="string" calcext:value-type="string">
            <text:p>should be filled after test execution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2"/>
          <table:table-cell table:style-name="ce5" table:number-columns-repeated="27"/>
          <table:table-cell table:number-columns-repeated="996"/>
        </table:table-row>
        <table:table-row table:style-name="ro1">
          <table:table-cell table:style-name="ce4"/>
          <table:table-cell table:style-name="ce5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5" table:number-columns-repeated="27"/>
          <table:table-cell table:number-columns-repeated="996"/>
        </table:table-row>
        <table:table-row table:style-name="ro1">
          <table:table-cell table:style-name="ce4"/>
          <table:table-cell table:style-name="ce7" table:number-columns-repeated="27"/>
          <table:table-cell table:number-columns-repeated="996"/>
        </table:table-row>
        <table:table-row table:style-name="ro1" table:number-rows-repeated="984">
          <table:table-cell table:style-name="ce2"/>
          <table:table-cell table:style-name="ce5" table:number-columns-repeated="27"/>
          <table:table-cell table:number-columns-repeated="99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4:09:08.578386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132" meta:object-count="0"/>
  </office:meta>
</office:document-meta>
</file>